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7">
      <style:graphic-properties draw:fill-color="#ffffff" draw:auto-grow-height="true" fo:min-height="13.231cm"/>
    </style:style>
    <style:style style:name="pr3" style:family="presentation" style:parent-style-name="lyt-cool-notes" style:list-style-name="L8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draw:auto-grow-height="true" fo:min-height="13.231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r7" style:family="presentation" style:parent-style-name="lyt-cool-outline1">
      <style:graphic-properties draw:fill-color="#ffffff" fo:min-height="12.9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6cm" fo:margin-right="0cm" fo:text-indent="-0.6cm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Case Study: Samba</text:p>
          </draw:text-box>
        </draw:frame>
        <draw:frame presentation:style-name="pr2" draw:text-style-name="P1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1">COMP8440: FOSS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Lecture 1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03cm" svg:height="1.092cm" svg:x="1.398cm" svg:y="19.408cm">
          <draw:image xlink:href="Pictures/10000201000000580000001F516347E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at is Samba?</text:p>
          </draw:text-box>
        </draw:frame>
        <draw:frame presentation:style-name="pr4" draw:text-style-name="P4" draw:layer="layout" svg:width="23.912cm" svg:height="13.231cm" svg:x="2.058cm" svg:y="5.838cm" presentation:class="outline">
          <draw:text-box>
            <text:list text:style-name="L5">
              <text:list-item>
                <text:p text:style-name="P4">A file, print and authentication server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ompatible with the protocols used by MS Window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idely used for interoperability between Unix and Window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Who uses it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idely used by companies, government departments, universities and home user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idely used in embedded form in NAS devic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Who develops it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ore team (about 15 active members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ommunity contributors (about 40 in the last year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Averages about 25 commits per day in total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Early Days</text:p>
          </draw:text-box>
        </draw:frame>
        <draw:frame presentation:style-name="pr4" draw:text-style-name="P4" draw:layer="layout" svg:width="23.912cm" svg:height="13.231cm" svg:x="2.058cm" svg:y="5.838cm" presentation:class="outline">
          <draw:text-box>
            <text:list text:style-name="L5">
              <text:list-item>
                <text:p text:style-name="P4">Started with procrastinating student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upposed to be writing a thesi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empted by DEC call for beta-testing WindX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indX would not work with PC-NF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ecided to write a DEC pathworks compatible file serv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nitial version written in December 1991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irst Announcement</text:p>
          </draw:text-box>
        </draw:frame>
        <draw:frame draw:style-name="gr3" draw:text-style-name="P1" draw:layer="layout" svg:width="25cm" svg:height="13.049cm" svg:x="2.5cm" svg:y="6.5cm">
          <draw:text-box>
            <text:p text:style-name="P1">Subject: Pathworks from non DEC servers</text:p>
            <text:p text:style-name="P1">Date: Wed, 15 Jan 92 23:06:11 GMT</text:p>
            <text:p text:style-name="P1"/>
            <text:p text:style-name="P1">For those of you running the Pathworks for DOS software to mount file</text:p>
            <text:p text:style-name="P1">services on PC's, but who also have Sun's or other unix boxes you may be</text:p>
            <text:p text:style-name="P1">interested in a generic file server I have written that will allow the</text:p>
            <text:p text:style-name="P1">use of file services from many different unixes.</text:p>
            <text:p text:style-name="P1"/>
            <text:p text:style-name="P1">It is available from yaouk.anu.edu.au in the directory pub/nbserver</text:p>
            <text:p text:style-name="P1"/>
            <text:p text:style-name="P1">Andrew</text:p>
            <text:p text:style-name="P1"/>
            <text:p text:style-name="P1">-- </text:p>
            <text:p text:style-name="P1">=-=-=-=-=-=-=-=-=-=-=-=-=-=-=-=-=-=-=-=-=-=-=-=-=-=-=-=-=-=-=-=-=-=-=-=-=-=-=-</text:p>
            <text:p text:style-name="P1">Andrew Tridgell <text:s text:c="16"/>CSLab, Research School of Physical Sciences</text:p>
            <text:p text:style-name="P1">Andrew.Tridgell@anu.edu.au <text:s text:c="5"/>Australian National University (x3064, x2454)</text:p>
            <text:p text:style-name="P1">=-=-=-=-=-=-=-=-=-=-=-=-=-=-=-=-=-=-=-=-=-=-=-=-=-=-=-=-=-=-=-=-=-=-=-=-=-=-=-</text:p>
            <text:p text:style-name="P1"/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Early Days</text:p>
          </draw:text-box>
        </draw:frame>
        <draw:frame presentation:style-name="pr7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Hobby project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ne maintainer, hosted on university server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Released as a uuencoded tar ball, no binari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inimal documentation (a short README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implistic non-profit licen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No grand plan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Very poor quality cod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Why did it succeed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t was immediately useful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he code was easy to hack on (around 2k lines of C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t was fre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1" draw:text-style-name="P1" draw:layer="layout" svg:width="23.912cm" svg:height="3.508cm" svg:x="2.058cm" svg:y="1.543cm" presentation:class="title">
          <draw:text-box>
            <text:p text:style-name="P1">Abandoned Early</text:p>
          </draw:text-box>
        </draw:frame>
        <draw:frame presentation:style-name="pr4" draw:text-style-name="P4" draw:layer="layout" svg:width="23.912cm" svg:height="13.231cm" svg:x="2.058cm" svg:y="5.838cm" presentation:class="outline">
          <draw:text-box>
            <text:list text:style-name="L5">
              <text:list-item>
                <text:p text:style-name="P4">Itch gon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ur department moved to X terminals in mid 1992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No longer needed a PC on my desk, so no need for SMB serv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 announced the end of my involvement, and asked for volunteers to continue maintenanc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Nobody volunteered!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Linux revival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inux was gaining ground at about this time (late 92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Needed a way to connect from PC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one remembered by project and contacted m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I ended up as a Linux convert, but the project was still abandoned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Works with Lanman?</text:p>
          </draw:text-box>
        </draw:frame>
        <draw:frame presentation:style-name="pr7" draw:text-style-name="P4" draw:layer="layout" svg:width="23.912cm" svg:height="13.704cm" svg:x="2.058cm" svg:y="5.838cm" presentation:class="outline" presentation:user-transformed="true">
          <draw:text-box>
            <text:list text:style-name="L5">
              <text:list-item>
                <text:p text:style-name="P4">Cheap home LAN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n ANU colleague was selling cheap LAN card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 decided to setup a LAN at home (more procrastination?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y wife ran DOS on a PC, I ran Linux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 had received an email saying my server worked with the free DOS Lanman clien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I was very sceptical, but found it worked!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New project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 now had a new itch to scratch – connectivity on my home LA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 announced the “NetBIOS for Unix” project (Dec '93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dopted GNU GPL, in imitation of Linux and gcc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he project lived once more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Project Expansion</text:p>
          </draw:text-box>
        </draw:frame>
        <draw:frame presentation:style-name="pr7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Quick development – 1993 and 1994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atches via email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ctive mailing lis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New releases every few day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ode grew about 15x in 1 yea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Key factor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ast release cycle – fast feedback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areful crediting of contributions in change-lo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Every release worked to some exten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ctive project maintain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Not so active on writing of his thesis, however!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Commercial Attention</text:p>
          </draw:text-box>
        </draw:frame>
        <draw:frame presentation:style-name="pr7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Letter from Syntax Corp. (April 1994)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ker of proprietary SMB serv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laimed trademark infringement on name 'smbserver'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roject needed a new name, fast!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Renamed to 'Samba'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ame from '^s.*m.*b' egrep of /usr/dict/word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5 years later Syntax expressed regre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Samba was a better name :-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Commercial Adoption</text:p>
          </draw:text-box>
        </draw:frame>
        <draw:frame presentation:style-name="pr7" draw:text-style-name="P4" draw:layer="layout" svg:width="23.912cm" svg:height="13.082cm" svg:x="2.058cm" svg:y="5.838cm" presentation:class="outline" presentation:user-transformed="true">
          <draw:text-box>
            <text:list text:style-name="L5">
              <text:list-item>
                <text:p text:style-name="P4">NAS vendor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aught the attention of NAS vendors around 1995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mall NAS boxes started using Samba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Didn't lead to many patches initially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Unix vendor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tarted getting interest from Unix vendor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upplied free machines to develop and test 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tarted shipping with Unix variant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iggest interest from growing Linux communit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Microsoft Interest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icrosoft started to push SMB as 'CIFS'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amba Team members invited to first CIFS conference (in 1996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Samba Team</text:p>
          </draw:text-box>
        </draw:frame>
        <draw:frame presentation:style-name="pr7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Too intensive for 1 person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y mid-1996 Samba took up most of my tim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ots of contributors, very active mailing lis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Decided to form a core team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reated 'Samba Team' in May 1996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ved to CVS for source code control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ll team members had CVS write acces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ublic CVS read acces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eam membership was by invita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ed to even faster developmen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And also allowed me to write a bit more of my thesi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First legal scuffle</text:p>
          </draw:text-box>
        </draw:frame>
        <draw:frame presentation:style-name="pr7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Discovered illegal clone in 1997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mall US company, tried to sell Samba as own work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Very dirty tactic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amba Team was very upse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Free legal help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elp provided by Eben Mogle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orced back-down by the compan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Copyright registration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ncident led to interesting copyright problem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amba Team needed to register copyrigh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 major factor in current Samba copyright polic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Samba-TNG fork</text:p>
          </draw:text-box>
        </draw:frame>
        <draw:frame presentation:style-name="pr7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Large contribution from Luke Leighton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tarted contributing in mid 1996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nitially worked on nmbd, later on domain suppor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ots of contributions over 4 year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Disagreement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isagreements on engineering grew in 1999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eparate branch within CVS created in late 1999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ontinuing disagreements led to a full fork in October 200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Book fever</text:p>
          </draw:text-box>
        </draw:frame>
        <draw:frame presentation:style-name="pr7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Major mileston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irst book on Samba by John Blair in early 1999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uge success – topped Amazon IT sales for month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Surprised publisher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ther publishers caught by surpri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Everyone wanted to do a book on Samba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ithin a couple of years there were 20 book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Many were of dubious quality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Samba as a career</text:p>
          </draw:text-box>
        </draw:frame>
        <draw:frame presentation:style-name="pr7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Dot-com boom in 1999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OSS programmers in high deman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ny of the Samba Team now working full time on Samba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Visited US in May 1999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Gave talks at 5 well known compani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ffered a job by all of them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tarted working for Linuxca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Bug tracking</text:p>
          </draw:text-box>
        </draw:frame>
        <draw:frame presentation:style-name="pr7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Mailing list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tarted with a simple mailing lis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ny users were also developer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Jitterbug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reated new bug tracking system 'jitterbug' in late 1997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Jitterbug adopted by many other project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Moved to bugzilla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y 2003 jitterbug was swamped. It didn't scale well.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witched to bugzilla in May 2003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Source Code Management</text:p>
          </draw:text-box>
        </draw:frame>
        <draw:frame presentation:style-name="pr7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1992-1996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ar balls and emailed patch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1996-2004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VS, with public CVS acces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2004-2008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ubversion, with public svn acces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 developers used bzr or svk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2008-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git – distributed SCM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ull history since 1996 import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Child projects</text:p>
          </draw:text-box>
        </draw:frame>
        <draw:frame presentation:style-name="pr7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Librari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db: trivial databa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alloc: hierarchical memory managemen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db: light-weight LDAP databa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ibsmbclient: SMB client librar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ibreplace: portability lay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event: event handling lay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Tool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JitterBug: bug tracking system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server: public CVS modul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zr-svn: plugin for bzr/svn compatibilit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idl: IDL compil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uild-farm: public build syste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Related Projects</text:p>
          </draw:text-box>
        </draw:frame>
        <draw:frame presentation:style-name="pr7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Management tool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ozens of Samba management tools have sprung up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Each is a FOSS project in its own righ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Major project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penchange: FOSS implementation of Exchange protocol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penNAS and FreeNAS: FOSS NAS project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eimdal: provides Kerberos support for Samba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mbfs/cifsfs: CIFS filesystem in Linux kern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ndrew Tridgell</meta:initial-creator>
    <meta:creation-date>2009-03-07T14:24:48</meta:creation-date>
    <dc:creator>Andrew Tridgell</dc:creator>
    <dc:date>2009-04-02T17:54:08</dc:date>
    <meta:editing-cycles>239</meta:editing-cycles>
    <meta:editing-duration>P6DT17H51M12S</meta:editing-duration>
    <meta:user-defined meta:name="Info 1"/>
    <meta:user-defined meta:name="Info 2"/>
    <meta:user-defined meta:name="Info 3"/>
    <meta:user-defined meta:name="Info 4"/>
    <meta:document-statistic meta:object-count="95"/>
  </office:meta>
</office:document-meta>
</file>